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1" style:master-page-name="MP0" style:family="paragraph">
      <style:paragraph-properties fo:break-before="page" fo:text-align="justify" fo:margin-top="0.0784in" fo:margin-bottom="0.0784in" fo:line-height="115%" fo:margin-right="0.3777in"/>
    </style:style>
    <style:style style:name="T66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7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8" style:parent-style-name="Títol2" style:family="paragraph">
      <style:paragraph-properties fo:text-align="justify" fo:margin-top="0.0784in" fo:margin-bottom="0.0784in" fo:line-height="115%"/>
      <style:text-properties style:font-name="Arial" fo:font-size="11pt" style:font-size-asian="11pt" style:font-size-complex="11pt"/>
    </style:style>
    <style:style style:name="P69" style:parent-style-name="Normal" style:family="paragraph">
      <style:paragraph-properties fo:text-align="justify"/>
    </style:style>
    <style:style style:name="T7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1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7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3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7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75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7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7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 style:language-complex="ar" style:country-complex="SA"/>
    </style:style>
    <style:style style:name="T7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7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 style:language-complex="ar" style:country-complex="SA"/>
    </style:style>
    <style:style style:name="T8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81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8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es" style:country-asian="ES" style:language-complex="ar" style:country-complex="SA"/>
    </style:style>
    <style:style style:name="P8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P8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6" style:parent-style-name="Normal" style:family="paragraph">
      <style:paragraph-properties fo:text-align="justify"/>
    </style:style>
    <style:style style:name="T87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8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89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9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92" style:parent-style-name="Normal" style:family="paragraph">
      <style:paragraph-properties fo:text-align="justify"/>
    </style:style>
    <style:style style:name="T93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4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95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6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T97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9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9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01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03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05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07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0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10" style:parent-style-name="Normal" style:family="paragraph">
      <style:paragraph-properties fo:text-align="justify"/>
    </style:style>
    <style:style style:name="T111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2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13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4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15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6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17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18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19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2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21" style:parent-style-name="Normal" style:family="paragraph">
      <style:paragraph-properties fo:text-align="justify"/>
    </style:style>
    <style:style style:name="T12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3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4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25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7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2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3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31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32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33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3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35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3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37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38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T13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 style:language-asian="ar" style:country-asian="SA"/>
    </style:style>
    <style:style style:name="T140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4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4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4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45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6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7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8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49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0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P155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6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7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8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59" style:parent-style-name="Normal" style:family="paragraph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P161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P163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64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65" style:parent-style-name="Paràgrafdellista" style:family="paragraph">
      <style:paragraph-properties fo:text-align="justify"/>
      <style:text-properties style:font-name="Arial" style:font-name-complex="Arial" fo:font-size="11pt" style:font-size-asian="11pt" style:font-size-complex="11pt" style:language-asian="ar" style:country-asian="SA"/>
    </style:style>
    <style:style style:name="P166" style:parent-style-name="Normal" style:family="paragraph"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167" style:parent-style-name="Normal" style:family="paragraph">
      <style:paragraph-properties>
        <style:tab-stops>
          <style:tab-stop style:type="left" style:position="2.4305in"/>
        </style:tab-stops>
      </style:paragraph-properties>
    </style:style>
    <style:style style:name="T168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ca" fo:country="ES" style:language-asian="ar" style:country-asian="SA"/>
    </style:style>
    <style:style style:name="T169" style:parent-style-name="Lletraperdefectedelparàgraf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olumn171" style:family="table-column">
      <style:table-column-properties style:column-width="0.5916in"/>
    </style:style>
    <style:style style:name="TableColumn172" style:family="table-column">
      <style:table-column-properties style:column-width="1.0784in"/>
    </style:style>
    <style:style style:name="TableColumn173" style:family="table-column">
      <style:table-column-properties style:column-width="0.4923in"/>
    </style:style>
    <style:style style:name="TableColumn174" style:family="table-column">
      <style:table-column-properties style:column-width="4.918in"/>
    </style:style>
    <style:style style:name="Table170" style:family="table">
      <style:table-properties style:width="7.0805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style:language-asian="ar" style:country-asian="SA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3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4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5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6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7" style:parent-style-name="Paràgrafdellista" style:family="paragraph">
      <style:paragraph-properties>
        <style:tab-stops>
          <style:tab-stop style:type="left" style:position="1.6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198" style:parent-style-name="Paràgrafdellista" style:family="paragraph">
      <style:paragraph-properties>
        <style:tab-stops>
          <style:tab-stop style:type="left" style:position="1.6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04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09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10" style:parent-style-name="Paràgrafdellista" style:family="paragraph">
      <style:paragraph-properties>
        <style:tab-stops>
          <style:tab-stop style:type="left" style:position="2.1805in"/>
        </style:tab-stops>
      </style:paragraph-properties>
    </style:style>
    <style:style style:name="T211" style:parent-style-name="Lletraperdefectedelparàgraf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17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>
        <style:tab-stops>
          <style:tab-stop style:type="left" style:position="2.43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22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23" style:parent-style-name="Paràgrafdellista" style:family="paragraph">
      <style:paragraph-properties>
        <style:tab-stops>
          <style:tab-stop style:type="left" style:position="2.1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24" style:parent-style-name="Paràgrafdellista" style:family="paragraph">
      <style:paragraph-properties>
        <style:tab-stops>
          <style:tab-stop style:type="left" style:position="1.6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25" style:parent-style-name="Paràgrafdellista" style:family="paragraph">
      <style:paragraph-properties>
        <style:tab-stops>
          <style:tab-stop style:type="left" style:position="1.6805in"/>
        </style:tab-stops>
      </style:paragraph-properties>
      <style:text-properties style:font-name="Arial" style:font-name-complex="Arial" fo:font-size="11pt" style:font-size-asian="11pt" style:font-size-complex="11pt" style:language-asian="ar" style:country-asian="SA"/>
    </style:style>
    <style:style style:name="P226" style:parent-style-name="Paràgrafdellista" style:family="paragraph">
      <style:paragraph-properties>
        <style:tab-stops>
          <style:tab-stop style:type="left" style:position="1.6805in"/>
        </style:tab-stops>
      </style:paragraph-properties>
    </style:style>
    <style:style style:name="T227" style:parent-style-name="Lletraperdefectedelparàgraf" style:family="text">
      <style:text-properties style:font-name="Arial" style:font-name-complex="Arial" fo:font-size="11pt" style:font-size-asian="11pt" style:font-size-complex="11pt" style:language-asian="ar" style:country-asian="SA"/>
    </style:style>
    <style:style style:name="P228" style:parent-style-name="Normal" style:family="paragraph">
      <style:text-properties style:font-name="Arial" style:font-name-complex="Arial" fo:font-size="11pt" style:font-size-asian="11pt" style:font-size-complex="11pt"/>
    </style:style>
    <style:style style:name="T229" style:parent-style-name="Lletraperdefectedelparàgraf" style:family="text">
      <style:text-properties style:font-name="Arial" style:font-name-complex="Arial" fo:font-weight="bold" style:font-weight-asian="bold" fo:font-size="11pt" style:font-size-asian="11pt" style:font-size-complex="11pt" fo:language="ca" fo:country="ES" style:language-asian="ar" style:country-asian="SA" style:language-complex="ar" style:country-complex="SA"/>
    </style:style>
    <style:style style:name="P230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31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32" style:parent-style-name="Normal" style:family="paragraph">
      <style:paragraph-properties fo:text-align="justify" fo:line-height="115%"/>
    </style:style>
    <style:style style:name="T233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3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P235" style:parent-style-name="Normal" style:family="paragraph">
      <style:paragraph-properties fo:text-align="justify" fo:line-height="115%"/>
    </style:style>
    <style:style style:name="T236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T237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P238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39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40" style:parent-style-name="Normal" style:family="paragraph">
      <style:paragraph-properties fo:text-align="justify" fo:line-height="115%"/>
    </style:style>
    <style:style style:name="T241" style:parent-style-name="Lletraperdefectedelparàgraf" style:family="text"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T242" style:parent-style-name="Lletraperdefectedelparàgraf" style:family="text">
      <style:text-properties style:font-name="Arial" style:font-name-complex="Arial" fo:font-weight="bold" style:font-weight-asian="bold" fo:font-size="11pt" style:font-size-asian="11pt" style:font-size-complex="11pt" fo:language="ca" fo:country="ES" style:language-asian="ar" style:country-asian="SA" style:language-complex="ar" style:country-complex="SA"/>
    </style:style>
    <style:style style:name="P243" style:parent-style-name="Normal" style:family="paragraph">
      <style:paragraph-properties fo:break-before="page"/>
      <style:text-properties style:font-name="Arial" style:font-name-complex="Arial" fo:font-weight="bold" style:font-weight-asian="bold" fo:font-size="11pt" style:font-size-asian="11pt" style:font-size-complex="11pt"/>
    </style:style>
    <style:style style:name="P24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45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46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47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48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49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50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51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52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53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/>
    </style:style>
    <style:style style:name="P254" style:parent-style-name="Normal" style:family="paragraph">
      <style:paragraph-properties fo:text-align="justify" fo:line-height="115%"/>
    </style:style>
    <style:style style:name="T255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56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257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P258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59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60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61" style:parent-style-name="Normal" style:family="paragraph">
      <style:paragraph-properties fo:text-align="justify" fo:line-height="115%"/>
    </style:style>
    <style:style style:name="T262" style:parent-style-name="Lletraperdefectedelparàgraf" style:family="text">
      <style:text-properties style:font-name="Arial" style:font-name-complex="Arial" fo:font-weight="bold" style:font-weight-asian="bold" fo:font-size="11pt" style:font-size-asian="11pt" style:font-size-complex="11pt" fo:language="ca" fo:country="ES" style:language-asian="ar" style:country-asian="SA" style:language-complex="ar" style:country-complex="SA"/>
    </style:style>
    <style:style style:name="P263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64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65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66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/>
    </style:style>
    <style:style style:name="P267" style:parent-style-name="Normal" style:family="paragraph">
      <style:paragraph-properties fo:text-align="justify" fo:line-height="115%"/>
    </style:style>
    <style:style style:name="T268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69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270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T271" style:parent-style-name="Lletraperdefectedelparàgraf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272" style:parent-style-name="Lletraperdefectedelparàgraf" style:family="text">
      <style:text-properties style:font-name="Arial" style:font-name-complex="Arial" fo:font-size="11pt" style:font-size-asian="11pt" style:font-size-complex="11pt" fo:language="ca" fo:country="ES"/>
    </style:style>
    <style:style style:name="P273" style:parent-style-name="Normal" style:family="paragraph">
      <style:paragraph-properties fo:text-align="justify" fo:line-height="115%"/>
    </style:style>
    <style:style style:name="T274" style:parent-style-name="Lletraperdefectedelparàgraf" style:family="text">
      <style:text-properties style:font-name="Arial" style:font-name-complex="Arial" fo:font-size="11pt" style:font-size-asian="11pt" style:font-size-complex="11pt" fo:language="ca" fo:country="ES" style:language-asian="ar" style:country-asian="SA" style:language-complex="ar" style:country-complex="SA"/>
    </style:style>
    <style:style style:name="P275" style:parent-style-name="Normal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ca" fo:country="ES" style:language-asian="ar" style:country-asian="SA"/>
    </style:style>
    <style:style style:name="P276" style:parent-style-name="Normal" style:family="paragraph">
      <style:paragraph-properties fo:text-align="justify" fo:line-height="115%"/>
      <style:text-properties style:font-name="Arial" style:font-name-complex="Arial" fo:font-weight="bold" style:font-weight-asian="bold" fo:font-size="11pt" style:font-size-asian="11pt" style:font-size-complex="11pt" fo:language="ca" fo:country="ES" style:language-asian="ar" style:country-asian="SA" style:language-complex="ar" style:country-complex="SA"/>
    </style:style>
    <style:style style:name="P277" style:parent-style-name="Normal" style:family="paragraph">
      <style:text-properties style:font-name="Arial" style:font-name-complex="Arial" style:font-weight-complex="bold" fo:font-size="11pt" style:font-size-asian="11pt" style:font-size-complex="11pt" fo:language="ca" fo:country="ES" style:language-asian="ar" style:country-asian="SA" style:language-complex="ar" style:country-complex="SA"/>
    </style:style>
    <style:style style:name="P278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language-asian="ar" style:country-asian="SA"/>
    </style:style>
  </office:automatic-styles>
  <office:body>
    <office:text text:use-soft-page-breaks="true">
      <text:p text:style-name="P1"><text:span text:style-name="T66">Professora: <text:s/>Roser Salietti</text:span><text:span text:style-name="T67"><text:s/>Anglarill</text:span></text:p>
      <text:h text:style-name="P68" text:outline-level="2">Enunciat</text:h>
      <text:p text:style-name="P69"><text:span text:style-name="T70">Heu de desenvolupar<text:s/></text:span><text:span text:style-name="T71">una</text:span><text:span text:style-name="T72"><text:s/>aplicació<text:s/></text:span><text:span text:style-name="T73">d’una botiga online (websotre) segons l’enunciat que segueix.</text:span><text:span text:style-name="T74"><text:s/></text:span><text:span text:style-name="T75">Cal c</text:span><text:span text:style-name="T76">onstruir un projecte amb arquitectura Model-Vista-Controlador (</text:span><text:span text:style-name="T77">MVC</text:span><text:span text:style-name="T78">) i el patró<text:s/></text:span><text:span text:style-name="T79">Data Access Object (DAO)</text:span><text:span text:style-name="T80"><text:s/>tal com s’ha explicat a classe. Cal separar en diferents directoris els controladors, el model i les vistes.</text:span><text:span text:style-name="T81"><text:s/>La persistència<text:s/></text:span><text:span text:style-name="T82">en base de dades amb la biblioteca PDO.</text:span></text:p>
      <text:p text:style-name="P83"/>
      <text:p text:style-name="P84">L’aplicació ha de tenir un aspecte homogeni en totes les pàgines, amb un menú superior.<text:s/></text:p>
      <text:p text:style-name="P85"/>
      <text:p text:style-name="P86"><text:span text:style-name="T87">L’aplicació ha de gestionar usuaris, productes i<text:s/></text:span><text:span text:style-name="T88">comandes</text:span><text:span text:style-name="T89">.</text:span><text:span text:style-name="T90"><text:s/></text:span></text:p>
      <text:p text:style-name="P91"/>
      <text:p text:style-name="P92"><text:span text:style-name="T93">D’un usuari (</text:span><text:span text:style-name="T94">User</text:span><text:span text:style-name="T95">) en volem saber el seu</text:span><text:span text:style-name="T96"><text:s/></text:span><text:span text:style-name="T97">username</text:span><text:span text:style-name="T98"><text:s/>que serà únic, el<text:s/></text:span><text:span text:style-name="T99">password</text:span><text:span text:style-name="T100">, el<text:s/></text:span><text:span text:style-name="T101">role</text:span><text:span text:style-name="T102">, l’</text:span><text:span text:style-name="T103">email</text:span><text:span text:style-name="T104"><text:s/>i la data de naixement (dob). De moment es creen dos rols. L’administrador del sistema (</text:span><text:span text:style-name="T105">admin</text:span><text:span text:style-name="T106">) i els clients registrats que podran fer comandes (</text:span><text:span text:style-name="T107">registered</text:span><text:span text:style-name="T108">).</text:span></text:p>
      <text:p text:style-name="P109"/>
      <text:p text:style-name="P110"><text:span text:style-name="T111">D’un producte (</text:span><text:span text:style-name="T112">Product</text:span><text:span text:style-name="T113">) en volem saber el seu codi (</text:span><text:span text:style-name="T114">code</text:span><text:span text:style-name="T115">) que serà únic, una descripció (</text:span><text:span text:style-name="T116">description</text:span><text:span text:style-name="T117">) i el seu preu (</text:span><text:span text:style-name="T118">price</text:span><text:span text:style-name="T119">) que ha d’admetre valors decimals.</text:span></text:p>
      <text:p text:style-name="P120"/>
      <text:p text:style-name="P121"><text:span text:style-name="T122">D’una comanda</text:span><text:span text:style-name="T123"><text:s/>(</text:span><text:span text:style-name="T124">Order</text:span><text:span text:style-name="T125">)</text:span><text:span text:style-name="T126"><text:s/>en volem saber la seva<text:s/></text:span><text:span text:style-name="T127">data i hora de creació<text:s/></text:span><text:span text:style-name="T128"><text:s/>(</text:span><text:span text:style-name="T129">creationDate</text:span><text:span text:style-name="T130">), els productes que conté i la seva quantitat (</text:span><text:span text:style-name="T131">quantity</text:span><text:span text:style-name="T132">), el total del cost de la comanda (</text:span><text:span text:style-name="T133">totalAmount</text:span><text:span text:style-name="T134">) i el mètode d’entrega (</text:span><text:span text:style-name="T135">deliveryMethod</text:span><text:span text:style-name="T136">) que pot ser “</text:span><text:span text:style-name="T137">Click and collect</text:span><text:span text:style-name="T138">” per recollir a la botiga o bé “</text:span><text:span text:style-name="T139">Ship to address</text:span><text:span text:style-name="T140">” per enviar a una direcció d’enviament.</text:span></text:p>
      <text:p text:style-name="P141"/>
      <text:p text:style-name="P142">Addicionalment, totes les entitats han de tenir un id autoincremental a la base de dades.</text:p>
      <text:p text:style-name="P143"/>
      <text:p text:style-name="P144">Les funcionalitats que ha de satisfer l’aplicació per ser MVP son les següents:</text:p>
      <text:list text:style-name="LFO6" text:continue-numbering="true">
        <text:list-item>
          <text:p text:style-name="P145">RF1: Login</text:p>
        </text:list-item>
        <text:list-item>
          <text:p text:style-name="P146">RF2: Logout</text:p>
        </text:list-item>
        <text:list-item>
          <text:p text:style-name="P147">RF3: CRUD de productes, només disponible pel rol admin.</text:p>
        </text:list-item>
        <text:list-item>
          <text:p text:style-name="P148">RF4: Creació de comandes</text:p>
        </text:list-item>
        <text:list-item>
          <text:p text:style-name="P149">RF5: Llistar totes les comandes, només disponible pel rol admin<text:s/></text:p>
        </text:list-item>
        <text:list-item>
          <text:p text:style-name="P150">RF6: Llistar les comandes d’un usuari.</text:p>
        </text:list-item>
      </text:list>
      <text:p text:style-name="P151"/>
      <text:p text:style-name="P152">La planificació del projecte és la següent:</text:p>
      <text:p text:style-name="P153"><text:tab/></text:p>
      <text:p text:style-name="P154">Sprint 1:</text:p>
      <text:list text:style-name="LFO4" text:continue-numbering="true">
        <text:list-item>
          <text:p text:style-name="P155">Base de dades completa de l’aplicació</text:p>
        </text:list-item>
        <text:list-item>
          <text:p text:style-name="P156">Login</text:p>
        </text:list-item>
        <text:list-item>
          <text:p text:style-name="P157">Logout</text:p>
        </text:list-item>
        <text:list-item>
          <text:p text:style-name="P158">Gestió de rols</text:p>
        </text:list-item>
      </text:list>
      <text:p text:style-name="P159"/>
      <text:p text:style-name="P160">Sprint 2:</text:p>
      <text:list text:style-name="LFO5" text:continue-numbering="true">
        <text:list-item>
          <text:p text:style-name="P161">CRUD de productes. Només disponible pel rol admin.</text:p>
        </text:list-item>
      </text:list>
      <text:soft-page-break/>
      <text:p text:style-name="P162">Sprint 3:</text:p>
      <text:list text:style-name="LFO5" text:continue-numbering="true">
        <text:list-item>
          <text:p text:style-name="P163">Creació de comanda.<text:s/></text:p>
        </text:list-item>
        <text:list-item>
          <text:p text:style-name="P164">Llistat de comandes pròpies d’un usuari (per usuari registrat).</text:p>
        </text:list-item>
        <text:list-item>
          <text:p text:style-name="P165">Llistat de totes les comandes.</text:p>
        </text:list-item>
      </text:list>
      <text:p text:style-name="P166"/>
      <text:p text:style-name="P167"><text:span text:style-name="T168">Condicions de lliurament</text:span><text:span text:style-name="T169"><text:tab/></text:span>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Sprint</text:p>
          </table:table-cell>
          <table:table-cell table:style-name="TableCell178">
            <text:p text:style-name="P179">Data</text:p>
          </table:table-cell>
          <table:table-cell table:style-name="TableCell180">
            <text:p text:style-name="P181">Pes</text:p>
          </table:table-cell>
          <table:table-cell table:style-name="TableCell182">
            <text:p text:style-name="P183">Entregables</text:p>
          </table:table-cell>
        </table:table-row>
        <table:table-row table:style-name="TableRow184">
          <table:table-cell table:style-name="TableCell185">
            <text:p text:style-name="P186">1</text:p>
          </table:table-cell>
          <table:table-cell table:style-name="TableCell187">
            <text:p text:style-name="P188">23/01/24 15:00</text:p>
          </table:table-cell>
          <table:table-cell table:style-name="TableCell189">
            <text:p text:style-name="P190">30%</text:p>
          </table:table-cell>
          <table:table-cell table:style-name="TableCell191">
            <text:list text:style-name="LFO9" text:continue-numbering="true">
              <text:list-item>
                <text:p text:style-name="P192">Script creació base de dades + joc de dades de test</text:p>
              </text:list-item>
              <text:list-item>
                <text:p text:style-name="P193">Prototip del projecte amb les classes del model de dades de l’aplicació.</text:p>
              </text:list-item>
              <text:list-item>
                <text:p text:style-name="P194">Gestió de la persistencia completa (DAO) per la classe User</text:p>
              </text:list-item>
              <text:list-item>
                <text:p text:style-name="P195">Tester complert del DAO d’User.</text:p>
              </text:list-item>
              <text:list-item>
                <text:p text:style-name="P196">Web amb les funcionalitats:</text:p>
                <text:list text:continue-numbering="true">
                  <text:list-item>
                    <text:p text:style-name="P197">Login</text:p>
                  </text:list-item>
                  <text:list-item>
                    <text:p text:style-name="P198">Logout</text:p>
                  </text:list-item>
                </text:list>
              </text:list-item>
            </text:list>
          </table:table-cell>
        </table:table-row>
        <table:table-row table:style-name="TableRow199">
          <table:table-cell table:style-name="TableCell200">
            <text:p text:style-name="P201">2</text:p>
          </table:table-cell>
          <table:table-cell table:style-name="TableCell202">
            <text:p text:style-name="P203">30/01/24</text:p>
            <text:p text:style-name="P204">15:00</text:p>
          </table:table-cell>
          <table:table-cell table:style-name="TableCell205">
            <text:p text:style-name="P206">30%</text:p>
          </table:table-cell>
          <table:table-cell table:style-name="TableCell207">
            <text:list text:style-name="LFO8" text:continue-numbering="true">
              <text:list-item>
                <text:p text:style-name="P208">Gestió de la persistencia completa (DAO) per la classe Product.</text:p>
              </text:list-item>
              <text:list-item>
                <text:p text:style-name="P209">Tester complert del DAO de Product.</text:p>
              </text:list-item>
              <text:list-item>
                <text:p text:style-name="P210"><text:span text:style-name="T211">Web amb les funcionalitats CRUD de productes disponibles pel rol admin.</text:span></text:p>
              </text:list-item>
            </text:list>
          </table:table-cell>
        </table:table-row>
        <table:table-row table:style-name="TableRow212">
          <table:table-cell table:style-name="TableCell213">
            <text:p text:style-name="P214">3</text:p>
          </table:table-cell>
          <table:table-cell table:style-name="TableCell215">
            <text:p text:style-name="P216">6/02/24</text:p>
            <text:p text:style-name="P217">23:59</text:p>
          </table:table-cell>
          <table:table-cell table:style-name="TableCell218">
            <text:p text:style-name="P219">40%</text:p>
          </table:table-cell>
          <table:table-cell table:style-name="TableCell220">
            <text:list text:style-name="LFO7" text:continue-numbering="true">
              <text:list-item>
                <text:p text:style-name="P221">Gestió de la persistencia completa per comandes.</text:p>
              </text:list-item>
              <text:list-item>
                <text:p text:style-name="P222">Tester complert de la persistencia de comandes.</text:p>
              </text:list-item>
              <text:list-item>
                <text:p text:style-name="P223">Web amb les funcionalitats:</text:p>
                <text:list text:continue-numbering="true">
                  <text:list-item>
                    <text:p text:style-name="P224">Fer comanda (usuari registered)</text:p>
                  </text:list-item>
                  <text:list-item>
                    <text:p text:style-name="P225">Llistar comandes pròpies (usuari registered)</text:p>
                  </text:list-item>
                  <text:list-item>
                    <text:p text:style-name="P226"><text:span text:style-name="T227">Llistar totes les comandes (usuari admin)</text:span></text:p>
                  </text:list-item>
                </text:list>
              </text:list-item>
            </text:list>
          </table:table-cell>
        </table:table-row>
      </table:table>
      <text:p text:style-name="P228"/>
      <text:p text:style-name="Normal"><text:span text:style-name="T229">Observacions i criteris generals de correcció</text:span></text:p>
      <text:p text:style-name="P230">Es penalitzarà o directament no es puntuarà, segons els casos, quan la funcionalitat programada no compleixi les especificacions de l'enunciat.</text:p>
      <text:p text:style-name="P231">Es requereix que totes les operacions incloguin una correcta retroacció i informació a l'usuari.</text:p>
      <text:p text:style-name="P232"><text:span text:style-name="T233">Cal considerar, preveure i tractar adequadament tots els errors que es puguin produir. El tractament ha d'evitar que l'aplicació falli, es perdi la normal navegació per les pàgines i ha d'informar adequadament<text:s/></text:span><text:span text:style-name="T234">l'usuari.</text:span></text:p>
      <text:p text:style-name="P235"><text:span text:style-name="T236">S'ha d'escriure amb cura la documentació del codi en general, i en particular, de cada un dels mètodes,<text:s/></text:span><text:span text:style-name="T237">seguint el format i les instruccions explicades a classe.</text:span></text:p>
      <text:p text:style-name="P238">Cal dotar l’aplicació d’un correcte aspecte visual i una adequada usabilitat. Cal usar selectors o similars per als camps dels formularis que tenen un nombre limitat de valors.</text:p>
      <text:p text:style-name="P239"/>
      <text:p text:style-name="P240"><text:span text:style-name="T241">És requisit complir les especificacions del paradigma de la programació orientada a objectes, l’arquitectura MVC i el patró DAO. Cal assignar correctament les responsabilitats a les classes i mètodes i comunicar-los amb objectes. No s’admetrà la pràctica i es qualificarà amb un zero si<text:s/></text:span><text:span text:style-name="T242">no es compleixen aquests requisits.</text:span></text:p>
      <text:soft-page-break/>
      <text:p text:style-name="P243">SPRINT 1</text:p>
      <text:p text:style-name="P244"/>
      <text:p text:style-name="P245">Login</text:p>
      <text:p text:style-name="P246">La pàgina de login mostra un formulari per introduir el nom d'usuari i la contrasenya. Un cop validades</text:p>
      <text:p text:style-name="P247">les credencials, si són correctes, inicia sessió i navega a la pàgina principal.</text:p>
      <text:p text:style-name="P248">Quan un usuari ha iniciat sessió, apareixerà el seu nom complet a totes les pàgines.</text:p>
      <text:p text:style-name="P249">Si no són correctes, mostra el formulari amb les dades introduïdes i informa de l'error.</text:p>
      <text:p text:style-name="P250">Només es pot executar aquest codi si l'usuari no té sessió iniciada. Cas contrari, mostrarà el formulari</text:p>
      <text:p text:style-name="P251">amb un missatge informatiu i el botó d’enviar deshabilitat.</text:p>
      <text:p text:style-name="P252"/>
      <text:p text:style-name="P253">Logout</text:p>
      <text:p text:style-name="P254"><text:span text:style-name="T255">L’opció de logout destrueix la sessió i s’esborra la<text:s/></text:span><text:span text:style-name="T256">cookie</text:span><text:span text:style-name="T257"><text:s/>de sessió del navegador del client. Finalment,</text:span></text:p>
      <text:p text:style-name="P258">redirecciona a la pàgina principal.</text:p>
      <text:p text:style-name="P259">Aquesta acció només la podran executar els usuaris amb sessió iniciada.</text:p>
      <text:p text:style-name="P260"/>
      <text:p text:style-name="P261"><text:bookmark-start text:name="__DdeLink__768_1943825843"/><text:bookmark-end text:name="__DdeLink__768_1943825843"/><text:span text:style-name="T262">La barra de navegació</text:span></text:p>
      <text:p text:style-name="P263">La navegació es realitza amb una barra de menú superior. Els menús que conté depenen del rol de</text:p>
      <text:p text:style-name="P264">l’usuari.</text:p>
      <text:p text:style-name="P265">Amb independència de tenir o no disponibles les opcions, les peticions no autoritzades que arribin al</text:p>
      <text:p text:style-name="P266">servidor han de ser rebutjades convenientment.</text:p>
      <text:p text:style-name="P267"><text:span text:style-name="T268">Les opcions de<text:s/></text:span><text:span text:style-name="T269">login</text:span><text:span text:style-name="T270"><text:s/>i<text:s/></text:span><text:span text:style-name="T271">logout</text:span><text:span text:style-name="T272"><text:s/>s’alternen. Només es mostra la requerida segons si l’usuari ha iniciat</text:span></text:p>
      <text:p text:style-name="P273"><text:span text:style-name="T274">sessió o no.</text:span></text:p>
      <text:p text:style-name="P275"/>
      <text:p text:style-name="P276"/>
      <text:p text:style-name="P277"/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ol2" style:display-name="Títol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ol3" style:display-name="Títol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Standard" style:display-name="Standard" style:family="paragraph">
      <style:paragraph-properties fo:keep-with-next="always" fo:widows="2" fo:orphans="2" fo:margin-bottom="0.1388in" style:line-height-at-least="0.0694in"/>
      <style:text-properties style:font-name="Times New Roman" style:font-name-asian="Times New Roman" style:font-name-complex="Times New Roman" style:letter-kerning="false" fo:language="ca" fo:country="ES" style:language-asian="es" style:country-asian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with-next="auto" fo:margin-bottom="0.1965in" fo:line-height="100%"/>
      <style:text-properties fo:font-size="10pt" style:font-size-asian="10pt" style:font-size-complex="10pt" fo:language="es" fo:country="ES" fo:hyphenate="true"/>
    </style:style>
    <style:style style:name="Llista" style:display-name="Llista" style:family="paragraph" style:parent-style-name="Textbody">
      <style:text-properties style:font-name-complex="Lohit Devanagari" fo:hyphenate="tru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Encapçalament" style:display-name="Encapçalament" style:family="paragraph" style:parent-style-name="Standard" style:next-style-name="Textbody">
      <style:paragraph-properties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Índex" style:display-name="Í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language="es" fo:country="ES" fo:hyphenate="false"/>
    </style:style>
    <style:style style:name="Normal1" style:display-name="Normal1" style:family="paragraph">
      <style:paragraph-properties fo:keep-with-next="always" fo:widows="2" fo:orphans="2" fo:margin-bottom="0.1388in" style:line-height-at-least="0.0694in"/>
      <style:text-properties style:font-name="Times New Roman" style:font-name-asian="Times New Roman" style:font-name-complex="Times New Roman" style:letter-kerning="false" fo:language="ca" fo:country="ES" style:language-asian="ar" style:country-asian="SA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style:font-size-complex="10pt" fo:language="es" fo:country="ES" fo:hyphenate="true"/>
    </style:style>
    <style:style style:name="WW-Cuerpodetexto" style:display-name="WW-Cuerpo de texto" style:family="paragraph" style:parent-style-name="Standard">
      <style:paragraph-properties fo:margin-bottom="0.1965in"/>
      <style:text-properties fo:font-size="10pt" style:font-size-asian="10pt" style:font-size-complex="10pt" fo:language="es" fo:country="ES" fo:hyphenate="true"/>
    </style:style>
    <style:style style:name="Paràgrafdellista" style:display-name="Paràgraf de llista" style:family="paragraph" style:parent-style-name="Standard">
      <style:paragraph-properties fo:keep-with-next="auto" fo:margin-bottom="0in" fo:line-height="100%" fo:margin-left="0.4916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s" style:country-asian="ES" style:language-complex="ar" style:country-complex="SA" fo:hyphenate="false"/>
    </style:style>
    <style:style style:name="Contingutdelataula" style:display-name="Contingut de la taula" style:family="paragraph" style:parent-style-name="Standarduser">
      <style:paragraph-properties text:number-lines="false"/>
      <style:text-properties fo:hyphenate="false"/>
    </style:style>
    <style:style style:name="Capçaleraipeu" style:display-name="Capçalera i peu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pçalera" style:display-name="Capçalera" style:family="paragraph" style:parent-style-name="Standard">
      <style:paragraph-properties fo:margin-bottom="0in"/>
      <style:text-properties fo:font-weight="bold" style:font-weight-asian="bold" fo:hyphenate="false"/>
    </style:style>
    <style:style style:name="Peu" style:display-name="Peu" style:family="paragraph" style:parent-style-name="Capçaleraipeu">
      <style:text-properties fo:hyphenate="false"/>
    </style:style>
    <style:style style:name="Encapçalamentdelataula" style:display-name="Encapçalament de la taula" style:family="paragraph" style:parent-style-name="Contingutdelataula">
      <style:paragraph-properties fo:text-align="center"/>
      <style:text-properties fo:font-weight="bold" style:font-weight-asian="bold" style:font-weight-complex="bold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independienteCar" style:display-name="Texto independiente Car" style:family="text" style:parent-style-name="Lletraperdefectedelparàgraf">
      <style:text-properties style:font-name="Times New Roman" style:font-name-asian="Times New Roman" style:font-name-complex="Times New Roman" fo:font-size="10pt" style:font-size-asian="10pt" style:font-size-complex="10pt" style:language-asian="es" style:country-asian="ES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 fo:color="#000000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 fo:color="#000000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fo:font-weight="bold" style:font-weight-asian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Noto Serif CJK SC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Times New Roman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asian="Times New Roman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font-name-asian="Times New Roman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895in" fo:margin-bottom="0.2597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229in"/>
      </style:header-style>
      <style:footer-style>
        <style:header-footer-properties style:dynamic-spacing="true" fo:min-height="1.0201in"/>
      </style:footer-style>
    </style:page-layout>
    <style:style style:name="TableColumn3" style:family="table-column">
      <style:table-column-properties style:column-width="2.5236in" style:use-optimal-column-width="false"/>
    </style:style>
    <style:style style:name="TableColumn4" style:family="table-column">
      <style:table-column-properties style:column-width="2.3437in" style:use-optimal-column-width="false"/>
    </style:style>
    <style:style style:name="TableColumn5" style:family="table-column">
      <style:table-column-properties style:column-width="1.2388in" style:use-optimal-column-width="false"/>
    </style:style>
    <style:style style:name="TableColumn6" style:family="table-column">
      <style:table-column-properties style:column-width="0.9729in" style:use-optimal-column-width="false"/>
    </style:style>
    <style:style style:name="Table2" style:family="table">
      <style:table-properties style:width="7.0791in" fo:margin-left="-0.0097in" table:align="left"/>
    </style:style>
    <style:style style:name="TableRow7" style:family="table-row">
      <style:table-row-properties style:min-row-height="0.5513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Capçalera" style:family="paragraph">
      <style:paragraph-properties fo:margin-left="0.4923in">
        <style:tab-stops/>
      </style:paragraph-properties>
    </style:style>
    <style:style style:name="T10" style:parent-style-name="Lletraperdefectedelparàgraf" style:family="text"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T11" style:parent-style-name="Lletraperdefectedelparàgraf" style:family="text"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P12" style:parent-style-name="Capçalera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fo:font-size="10pt" style:font-size-asian="10pt" style:font-size-complex="10pt" style:language-asian="ar" style:country-asian="SA"/>
    </style:style>
    <style:style style:name="P13" style:parent-style-name="Capçalera" style:family="paragraph">
      <style:paragraph-properties fo:margin-left="0.4923in">
        <style:tab-stops/>
      </style:paragraph-properties>
    </style:style>
    <style:style style:name="T14" style:parent-style-name="Lletraperdefectedelparàgraf" style:family="text">
      <style:text-properties style:font-name="Arial" style:font-name-complex="Arial" style:font-weight-complex="bold" fo:font-size="10pt" style:font-size-asian="10pt" style:font-size-complex="10pt" style:language-asian="ar" style:country-asian="SA"/>
    </style:style>
    <style:style style:name="P15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Standard" style:family="paragraph">
      <style:paragraph-properties fo:margin-top="0.0395in" fo:margin-bottom="0.0395in" fo:margin-right="0.3777in"/>
    </style:style>
    <style:style style:name="T18" style:parent-style-name="Lletraperdefectedelparàgraf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19" style:parent-style-name="Standard" style:family="paragraph">
      <style:paragraph-properties fo:margin-top="0.0395in" fo:margin-bottom="0.0395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22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ell2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4" style:parent-style-name="Standard" style:family="paragraph">
      <style:paragraph-properties style:snap-to-layout-grid="false" fo:text-align="center" fo:margin-bottom="0in" fo:margin-right="0.3777in"/>
    </style:style>
    <style:style style:name="T25" style:parent-style-name="Lletraperdefectedelparàgraf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29" style:parent-style-name="Standard" style:family="paragraph">
      <style:paragraph-properties fo:text-align="center"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P30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margin-top="0.0395in" fo:margin-bottom="0.0395in" fo:margin-right="0.3777in"/>
    </style:style>
    <style:style style:name="T33" style:parent-style-name="Lletraperdefectedelparàgraf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P34" style:parent-style-name="Standard" style:family="paragraph">
      <style:paragraph-properties fo:margin-top="0.0395in" fo:margin-bottom="0.0395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fo:margin-bottom="0in" fo:margin-right="0.3777in"/>
    </style:style>
    <style:style style:name="T37" style:parent-style-name="Lletraperdefectedelparàgraf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T38" style:parent-style-name="Lletraperdefectedelparàgraf" style:family="text">
      <style:text-properties style:font-name="Arial" style:font-name-complex="Arial" fo:font-size="10pt" style:font-size-asian="10pt" style:font-size-complex="10pt" style:language-asian="ar" style:country-asian="SA"/>
    </style:style>
    <style:style style:name="P39" style:parent-style-name="Standard" style:family="paragraph">
      <style:paragraph-properties fo:text-align="center"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margin-top="0.0395in" fo:margin-bottom="0.0395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margin-bottom="0in" fo:margin-right="0.3777in"/>
      <style:text-properties style:font-name="Arial" style:font-name-complex="Arial" fo:font-weight="bold" style:font-weight-asian="bold" style:font-weight-complex="bold" fo:font-size="10pt" style:font-size-asian="10pt" style:font-size-complex="10pt" style:language-asian="ar" style:country-asian="SA"/>
    </style:style>
    <style:style style:name="P45" style:parent-style-name="Standard" style:family="paragraph">
      <style:paragraph-properties fo:margin-bottom="0in" fo:margin-right="0.3777in"/>
      <style:text-properties style:font-name="Arial" style:font-name-complex="Arial" fo:font-size="10pt" style:font-size-asian="10pt" style:font-size-complex="10pt" style:language-asian="ar" style:country-asian="SA"/>
    </style:style>
    <style:style style:name="TableColumn47" style:family="table-column">
      <style:table-column-properties style:column-width="1.6166in" style:use-optimal-column-width="false"/>
    </style:style>
    <style:style style:name="TableColumn48" style:family="table-column">
      <style:table-column-properties style:column-width="1.7687in" style:use-optimal-column-width="false"/>
    </style:style>
    <style:style style:name="TableColumn49" style:family="table-column">
      <style:table-column-properties style:column-width="1.5354in" style:use-optimal-column-width="false"/>
    </style:style>
    <style:style style:name="TableColumn50" style:family="table-column">
      <style:table-column-properties style:column-width="2.2062in" style:use-optimal-column-width="false"/>
    </style:style>
    <style:style style:name="Table46" style:family="table">
      <style:table-properties style:width="7.127in" fo:margin-left="-0.0229in" table:align="left"/>
    </style:style>
    <style:style style:name="TableRow51" style:family="table-row">
      <style:table-row-properties style:min-row-height="0.1805in" style:use-optimal-row-height="false"/>
    </style:style>
    <style:style style:name="TableCell52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3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ableCell54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5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56" style:parent-style-name="Lletraperdefectedelparàgraf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57" style:parent-style-name="Lletraperdefectedelparàgraf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58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in" fo:padding-bottom="0in" fo:padding-right="0.075in"/>
    </style:style>
    <style:style style:name="P59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60" style:parent-style-name="Lletraperdefectedelparàgraf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61" style:parent-style-name="Lletraperdefectedelparàgraf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62" style:parent-style-name="Lletraperdefectedelparàgraf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63" style:parent-style-name="Lletraperdefectedelparàgraf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64" style:family="table-cell">
      <style:table-cell-properties fo:border="0.0104in solid #000001" style:writing-mode="lr-tb" style:vertical-align="middle" fo:padding-top="0in" fo:padding-left="0in" fo:padding-bottom="0in" fo:padding-right="0.075in"/>
    </style:style>
    <style:style style:name="P65" style:parent-style-name="Standard" style:family="paragraph">
      <style:paragraph-properties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family="graphic" style:name="a0" style:parent-style-name="Graphics">
      <style:graphic-properties fo:border="0.01042in none" fo:background-color="#ffffff" style:wrap="right" style:wrap-contour="false" draw:opacity="0%" fo:clip="rect(-0.00551in, -0.0055in, -0.00551in, -0.005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left" style:wrap-contour="false" draw:opacity="0%" fo:clip="rect(-0.00708in, -0.00708in, -0.00708in, -0.00708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Generalitat de Catalunya</text:span><text:span text:style-name="T11"><draw:frame draw:z-index="251659264" draw:style-name="a0" draw:name="Imagen1" text:anchor-type="paragraph" svg:x="-1.27283in" svg:y="0.02717in" svg:width="0.27441in" svg:height="0.31102in" style:rel-width="scale" style:rel-height="scale"><draw:image xlink:href="media/image1.png" xlink:type="simple" xlink:show="embed" xlink:actuate="onLoad"/><svg:title/><svg:desc/></draw:frame></text:span></text:p>
              <text:p text:style-name="P12">Departament d’Educació</text:p>
              <text:p text:style-name="P13"><text:span text:style-name="T14">Institut Provençana</text:span></text:p>
              <text:p text:style-name="P15"/>
            </table:table-cell>
            <table:table-cell table:style-name="TableCell16">
              <text:p text:style-name="P17"><text:span text:style-name="T18">Mòdul 07:</text:span></text:p>
              <text:p text:style-name="P19">Desenvolupament d'aplicacions web</text:p>
            </table:table-cell>
            <table:table-cell table:style-name="TableCell20">
              <text:p text:style-name="P21">Curs</text:p>
              <text:p text:style-name="P22">2023-2024</text:p>
            </table:table-cell>
            <table:table-cell table:style-name="TableCell23">
              <text:p text:style-name="P24"><text:span text:style-name="T25"><draw:frame draw:z-index="251660288" draw:style-name="a1" draw:name="Imagen2" text:anchor-type="paragraph" svg:x="0.14528in" svg:y="0.07283in" svg:width="0.56338in" svg:height="0.37441in" style:rel-width="scale" style:rel-height="scale"><draw:image xlink:href="media/image2.jpeg" xlink:type="simple" xlink:show="embed" xlink:actuate="onLoad"/><svg:title/><svg:desc/></draw:frame></text:span></text:p>
            </table:table-cell>
          </table:table-row>
          <table:table-row table:style-name="TableRow26">
            <table:table-cell table:style-name="TableCell27" table:number-rows-spanned="2">
              <text:p text:style-name="P28">Departament d’Informàtica i comunicacions</text:p>
              <text:p text:style-name="P29"/>
              <text:p text:style-name="P30">Grup<text:s/>DAWBI-2</text:p>
            </table:table-cell>
            <table:table-cell table:style-name="TableCell31">
              <text:p text:style-name="P32"><text:span text:style-name="T33">UF 3, NF 1</text:span></text:p>
              <text:p text:style-name="P34">RA 1</text:p>
            </table:table-cell>
            <table:table-cell table:style-name="TableCell35" table:number-columns-spanned="2">
              <text:p text:style-name="P36"><text:span text:style-name="T37">Nota</text:span><text:span text:style-name="T38">:</text:span></text:p>
              <text:p text:style-name="P39"/>
            </table:table-cell>
            <table:covered-table-cell/>
          </table:table-row>
          <table:table-row table:style-name="TableRow40">
            <table:covered-table-cell>
              <text:p text:style-name="Normal"/>
            </table:covered-table-cell>
            <table:table-cell table:style-name="TableCell41">
              <text:p text:style-name="P42">Pràctica pt31</text:p>
            </table:table-cell>
            <table:table-cell table:style-name="TableCell43" table:number-columns-spanned="2">
              <text:p text:style-name="P44">Data</text:p>
              <text:p text:style-name="P45"/>
            </table:table-cell>
            <table:covered-table-cell/>
          </table:table-row>
        </table:table>
        <text:p text:style-name="Standard"/>
      </style:header>
      <style:footer>
        <table:table table:style-name="Table46">
          <table:table-columns>
            <table:table-column table:style-name="TableColumn47"/>
            <table:table-column table:style-name="TableColumn48"/>
            <table:table-column table:style-name="TableColumn49"/>
            <table:table-column table:style-name="TableColumn50"/>
          </table:table-columns>
          <table:table-row table:style-name="TableRow51">
            <table:table-cell table:style-name="TableCell52">
              <text:p text:style-name="P53">C01-F25</text:p>
            </table:table-cell>
            <table:table-cell table:style-name="TableCell54">
              <text:p text:style-name="P55"><text:span text:style-name="T56">Versió</text:span><text:span text:style-name="T57"><text:s/>1.0</text:span></text:p>
            </table:table-cell>
            <table:table-cell table:style-name="TableCell58">
              <text:p text:style-name="P59"><text:span text:style-name="T60">Pàgina<text:s/></text:span><text:span text:style-name="T61"><text:page-number text:fixed="false">9</text:page-number></text:span><text:span text:style-name="T62"><text:s/>de<text:s/></text:span><text:span text:style-name="T63"><text:page-count style:num-format="1">9</text:page-count></text:span></text:p>
            </table:table-cell>
            <table:table-cell table:style-name="TableCell64">
              <text:p text:style-name="P65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umne</meta:initial-creator>
    <dc:creator>Roser SALIETTI</dc:creator>
    <meta:creation-date>2024-01-17T12:03:00Z</meta:creation-date>
    <dc:date>2024-01-17T12:03:00Z</dc:date>
    <meta:print-date>1995-11-21T17:41:00Z</meta:print-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67" meta:character-count="5134" meta:row-count="36" meta:non-whitespace-character-count="4377"/>
  </office:meta>
</office:document-meta>
</file>